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14" table:style-name="ta1">
        <table:shapes>
          <draw:frame draw:z-index="0" draw:style-name="gr1" draw:text-style-name="P1" svg:width="159.99mm" svg:height="89.99mm" svg:x="126.01mm" svg:y="1mm">
            <loext:p draw:notify-on-update-of-ranges="test214.G1:test214.G1 test214.G2:test214.G11 test214.C1:test214.C1 test214.C2:test214.C11 test214.G1:test214.G1 test214.G2:test214.G11 test214.D1:test214.D1 test214.D2:test214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16:37</text:p>
          </table:table-cell>
          <table:table-cell office:value-type="float" office:value="0.020067" calcext:value-type="float">
            <text:p>0.020067</text:p>
          </table:table-cell>
          <table:table-cell office:value-type="float" office:value="0.006558" calcext:value-type="float">
            <text:p>0.006558</text:p>
          </table:table-cell>
          <table:table-cell office:value-type="float" office:value="0" calcext:value-type="float">
            <text:p>0</text:p>
          </table:table-cell>
          <table:table-cell office:value-type="float" office:value="168908" calcext:value-type="float">
            <text:p>16890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16:38</text:p>
          </table:table-cell>
          <table:table-cell office:value-type="float" office:value="0.017089" calcext:value-type="float">
            <text:p>0.017089</text:p>
          </table:table-cell>
          <table:table-cell office:value-type="float" office:value="0.005763" calcext:value-type="float">
            <text:p>0.005763</text:p>
          </table:table-cell>
          <table:table-cell office:value-type="float" office:value="0" calcext:value-type="float">
            <text:p>0</text:p>
          </table:table-cell>
          <table:table-cell office:value-type="float" office:value="142837" calcext:value-type="float">
            <text:p>14283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16:39</text:p>
          </table:table-cell>
          <table:table-cell office:value-type="float" office:value="0.008105" calcext:value-type="float">
            <text:p>0.008105</text:p>
          </table:table-cell>
          <table:table-cell office:value-type="float" office:value="0.004762" calcext:value-type="float">
            <text:p>0.004762</text:p>
          </table:table-cell>
          <table:table-cell office:value-type="float" office:value="0" calcext:value-type="float">
            <text:p>0</text:p>
          </table:table-cell>
          <table:table-cell office:value-type="float" office:value="125442" calcext:value-type="float">
            <text:p>12544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16:40</text:p>
          </table:table-cell>
          <table:table-cell office:value-type="float" office:value="0.028536" calcext:value-type="float">
            <text:p>0.028536</text:p>
          </table:table-cell>
          <table:table-cell office:value-type="float" office:value="0.005567" calcext:value-type="float">
            <text:p>0.005567</text:p>
          </table:table-cell>
          <table:table-cell office:value-type="float" office:value="0" calcext:value-type="float">
            <text:p>0</text:p>
          </table:table-cell>
          <table:table-cell office:value-type="float" office:value="148751" calcext:value-type="float">
            <text:p>14875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16:41</text:p>
          </table:table-cell>
          <table:table-cell office:value-type="float" office:value="0.006853" calcext:value-type="float">
            <text:p>0.006853</text:p>
          </table:table-cell>
          <table:table-cell office:value-type="float" office:value="0.005437" calcext:value-type="float">
            <text:p>0.005437</text:p>
          </table:table-cell>
          <table:table-cell office:value-type="float" office:value="0" calcext:value-type="float">
            <text:p>0</text:p>
          </table:table-cell>
          <table:table-cell office:value-type="float" office:value="143394" calcext:value-type="float">
            <text:p>1433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16:42</text:p>
          </table:table-cell>
          <table:table-cell office:value-type="float" office:value="0.014811" calcext:value-type="float">
            <text:p>0.014811</text:p>
          </table:table-cell>
          <table:table-cell office:value-type="float" office:value="0.005815" calcext:value-type="float">
            <text:p>0.005815</text:p>
          </table:table-cell>
          <table:table-cell office:value-type="float" office:value="0" calcext:value-type="float">
            <text:p>0</text:p>
          </table:table-cell>
          <table:table-cell office:value-type="float" office:value="152509" calcext:value-type="float">
            <text:p>15250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16:43</text:p>
          </table:table-cell>
          <table:table-cell office:value-type="float" office:value="0.015141" calcext:value-type="float">
            <text:p>0.015141</text:p>
          </table:table-cell>
          <table:table-cell office:value-type="float" office:value="0.004924" calcext:value-type="float">
            <text:p>0.004924</text:p>
          </table:table-cell>
          <table:table-cell office:value-type="float" office:value="0" calcext:value-type="float">
            <text:p>0</text:p>
          </table:table-cell>
          <table:table-cell office:value-type="float" office:value="127713" calcext:value-type="float">
            <text:p>12771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16:44</text:p>
          </table:table-cell>
          <table:table-cell office:value-type="float" office:value="0.022493" calcext:value-type="float">
            <text:p>0.022493</text:p>
          </table:table-cell>
          <table:table-cell office:value-type="float" office:value="0.006969" calcext:value-type="float">
            <text:p>0.006969</text:p>
          </table:table-cell>
          <table:table-cell office:value-type="float" office:value="0" calcext:value-type="float">
            <text:p>0</text:p>
          </table:table-cell>
          <table:table-cell office:value-type="float" office:value="168849" calcext:value-type="float">
            <text:p>16884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16:45</text:p>
          </table:table-cell>
          <table:table-cell office:value-type="float" office:value="0.032426" calcext:value-type="float">
            <text:p>0.032426</text:p>
          </table:table-cell>
          <table:table-cell office:value-type="float" office:value="0.005607" calcext:value-type="float">
            <text:p>0.005607</text:p>
          </table:table-cell>
          <table:table-cell office:value-type="float" office:value="0" calcext:value-type="float">
            <text:p>0</text:p>
          </table:table-cell>
          <table:table-cell office:value-type="float" office:value="148526" calcext:value-type="float">
            <text:p>14852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16:46</text:p>
          </table:table-cell>
          <table:table-cell office:value-type="float" office:value="0.017743" calcext:value-type="float">
            <text:p>0.017743</text:p>
          </table:table-cell>
          <table:table-cell office:value-type="float" office:value="0.007056" calcext:value-type="float">
            <text:p>0.007056</text:p>
          </table:table-cell>
          <table:table-cell office:value-type="float" office:value="0" calcext:value-type="float">
            <text:p>0</text:p>
          </table:table-cell>
          <table:table-cell office:value-type="float" office:value="176883" calcext:value-type="float">
            <text:p>176883</text:p>
          </table:table-cell>
          <table:table-cell office:value-type="float" office:value="298" calcext:value-type="float">
            <text:p>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0:19:07.220664313</dc:date>
    <meta:editing-duration>PT1M10S</meta:editing-duration>
    <meta:editing-cycles>1</meta:editing-cycles>
    <meta:document-statistic meta:table-count="1" meta:cell-count="77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3.432cm" svg:y="0.315cm" chart:style-name="ch2">
          <text:p>scattergram at 300 TPS w migration, test 214</text:p>
        </chart:title>
        <chart:legend chart:legend-position="end" svg:x="14.001cm" svg:y="4.005cm" style:legend-expansion="high" chart:style-name="ch3"/>
        <chart:plot-area chart:style-name="ch4" table:cell-range-address="test214.G1:test214.G11 test214.C1:test214.D11" chart:data-source-has-labels="row" svg:x="0.32cm" svg:y="1.248cm" svg:width="13.361cm" svg:height="7.572cm">
          <chartooo:coordinate-region svg:x="1.418cm" svg:y="1.422cm" svg:width="11.983cm" svg:height="6.8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214.C2:test214.C11" chart:label-cell-address="test214.C1:test214.C1" chart:class="chart:scatter">
            <chart:domain table:cell-range-address="test214.G2:test214.G11"/>
            <chart:data-point chart:repeated="10"/>
          </chart:series>
          <chart:series chart:style-name="ch8" chart:values-cell-range-address="test214.D2:test214.D11" chart:label-cell-address="test214.D1:test214.D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14.C1:test214.C1</svg:desc>
                </draw:g>
              </table:table-cell>
              <table:table-cell office:value-type="string">
                <text:p>xfertime</text:p>
                <draw:g>
                  <svg:desc>test214.D1:test21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">
                <text:p>280</text:p>
                <draw:g>
                  <svg:desc>test214.G2:test214.G11</svg:desc>
                </draw:g>
              </table:table-cell>
              <table:table-cell office:value-type="float" office:value="0.020067">
                <text:p>0.020067</text:p>
                <draw:g>
                  <svg:desc>test214.C2:test214.C11</svg:desc>
                </draw:g>
              </table:table-cell>
              <table:table-cell office:value-type="float" office:value="0.006558">
                <text:p>0.006558</text:p>
                <draw:g>
                  <svg:desc>test214.D2:test214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">
                <text:p>299</text:p>
              </table:table-cell>
              <table:table-cell office:value-type="float" office:value="0.017089">
                <text:p>0.017089</text:p>
              </table:table-cell>
              <table:table-cell office:value-type="float" office:value="0.005763">
                <text:p>0.005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9">
                <text:p>299</text:p>
              </table:table-cell>
              <table:table-cell office:value-type="float" office:value="0.008105">
                <text:p>0.008105</text:p>
              </table:table-cell>
              <table:table-cell office:value-type="float" office:value="0.004762">
                <text:p>0.004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8">
                <text:p>298</text:p>
              </table:table-cell>
              <table:table-cell office:value-type="float" office:value="0.028536">
                <text:p>0.028536</text:p>
              </table:table-cell>
              <table:table-cell office:value-type="float" office:value="0.005567">
                <text:p>0.005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9">
                <text:p>299</text:p>
              </table:table-cell>
              <table:table-cell office:value-type="float" office:value="0.006853">
                <text:p>0.006853</text:p>
              </table:table-cell>
              <table:table-cell office:value-type="float" office:value="0.005437">
                <text:p>0.005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">
                <text:p>297</text:p>
              </table:table-cell>
              <table:table-cell office:value-type="float" office:value="0.014811">
                <text:p>0.014811</text:p>
              </table:table-cell>
              <table:table-cell office:value-type="float" office:value="0.005815">
                <text:p>0.005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8">
                <text:p>298</text:p>
              </table:table-cell>
              <table:table-cell office:value-type="float" office:value="0.015141">
                <text:p>0.015141</text:p>
              </table:table-cell>
              <table:table-cell office:value-type="float" office:value="0.004924">
                <text:p>0.004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">
                <text:p>299</text:p>
              </table:table-cell>
              <table:table-cell office:value-type="float" office:value="0.022493">
                <text:p>0.022493</text:p>
              </table:table-cell>
              <table:table-cell office:value-type="float" office:value="0.006969">
                <text:p>0.0069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9">
                <text:p>299</text:p>
              </table:table-cell>
              <table:table-cell office:value-type="float" office:value="0.032426">
                <text:p>0.032426</text:p>
              </table:table-cell>
              <table:table-cell office:value-type="float" office:value="0.005607">
                <text:p>0.005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8">
                <text:p>298</text:p>
              </table:table-cell>
              <table:table-cell office:value-type="float" office:value="0.017743">
                <text:p>0.017743</text:p>
              </table:table-cell>
              <table:table-cell office:value-type="float" office:value="0.007056">
                <text:p>0.007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